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3338c" officeooo:paragraph-rsid="00352715"/>
    </style:style>
    <style:style style:name="P2" style:family="paragraph" style:parent-style-name="Standard">
      <style:text-properties officeooo:rsid="00204245" officeooo:paragraph-rsid="00204245"/>
    </style:style>
    <style:style style:name="P3" style:family="paragraph" style:parent-style-name="Standard">
      <style:text-properties officeooo:rsid="00310817" officeooo:paragraph-rsid="00310817"/>
    </style:style>
    <style:style style:name="P4" style:family="paragraph" style:parent-style-name="Standard">
      <style:text-properties officeooo:rsid="00349acd" officeooo:paragraph-rsid="00349acd"/>
    </style:style>
    <style:style style:name="P5" style:family="paragraph" style:parent-style-name="Standard">
      <style:text-properties fo:font-size="22pt" officeooo:rsid="00341167" officeooo:paragraph-rsid="00341167" style:font-size-asian="22pt" style:font-size-complex="22pt"/>
    </style:style>
    <style:style style:name="P6" style:family="paragraph" style:parent-style-name="Preformatted_20_Text">
      <style:text-properties fo:color="#000000" style:font-name="DejaVu Sans Mono" fo:font-size="10pt" fo:font-weight="normal" officeooo:rsid="0023338c" officeooo:paragraph-rsid="0023338c" style:font-name-asian="Courier New" style:font-size-asian="10pt" style:font-weight-asian="normal" style:font-name-complex="Liberation Mono" style:font-size-complex="10pt" style:font-weight-complex="normal"/>
    </style:style>
    <style:style style:name="P7" style:family="paragraph" style:parent-style-name="Preformatted_20_Text">
      <style:text-properties fo:color="#000000" style:font-name="DejaVu Sans Mono" fo:font-size="10pt" fo:font-weight="normal" officeooo:rsid="002616c3" officeooo:paragraph-rsid="002616c3" style:font-name-asian="Courier New" style:font-size-asian="10pt" style:font-weight-asian="normal" style:font-name-complex="Liberation Mono" style:font-size-complex="10pt" style:font-weight-complex="normal"/>
    </style:style>
    <style:style style:name="P8" style:family="paragraph" style:parent-style-name="Preformatted_20_Text">
      <style:text-properties fo:color="#000000" style:font-name="DejaVu Sans Mono" fo:font-size="10pt" fo:font-weight="normal" officeooo:rsid="00284d50" officeooo:paragraph-rsid="0028dc83" style:font-name-asian="Courier New" style:font-size-asian="10pt" style:font-weight-asian="normal" style:font-name-complex="Liberation Mono" style:font-size-complex="10pt" style:font-weight-complex="normal"/>
    </style:style>
    <style:style style:name="P9" style:family="paragraph" style:parent-style-name="Preformatted_20_Text">
      <style:text-properties fo:color="#000000" style:font-name="DejaVu Sans Mono" fo:font-size="10pt" fo:font-weight="normal" officeooo:rsid="002be935" officeooo:paragraph-rsid="002be935" style:font-name-asian="Courier New" style:font-size-asian="10pt" style:font-weight-asian="normal" style:font-name-complex="Liberation Mono" style:font-size-complex="10pt" style:font-weight-complex="normal"/>
    </style:style>
    <style:style style:name="P10" style:family="paragraph" style:parent-style-name="Preformatted_20_Text">
      <style:text-properties fo:color="#000000" style:font-name="DejaVu Sans Mono" fo:font-size="10pt" fo:font-weight="normal" officeooo:rsid="002f25c0" officeooo:paragraph-rsid="002f25c0" style:font-name-asian="Courier New" style:font-size-asian="10pt" style:font-weight-asian="normal" style:font-name-complex="Liberation Mono" style:font-size-complex="10pt" style:font-weight-complex="normal"/>
    </style:style>
    <style:style style:name="P11" style:family="paragraph" style:parent-style-name="Preformatted_20_Text">
      <style:text-properties fo:color="#000000" style:font-name="DejaVu Sans Mono" fo:font-size="10pt" fo:font-weight="normal" officeooo:rsid="0038e705" officeooo:paragraph-rsid="0038e705" style:font-name-asian="Courier New" style:font-size-asian="10pt" style:font-weight-asian="normal" style:font-name-complex="Liberation Mono" style:font-size-complex="10pt" style:font-weight-complex="normal"/>
    </style:style>
    <style:style style:name="P12" style:family="paragraph" style:parent-style-name="Preformatted_20_Text">
      <style:text-properties fo:color="#000000" style:font-name="DejaVu Sans Mono" fo:font-size="10pt" fo:font-weight="normal" officeooo:rsid="00249474" officeooo:paragraph-rsid="0023338c" style:font-name-asian="Courier New" style:font-size-asian="10pt" style:font-weight-asian="normal" style:font-name-complex="Liberation Mono" style:font-size-complex="10pt" style:font-weight-complex="normal"/>
    </style:style>
    <style:style style:name="P13" style:family="paragraph" style:parent-style-name="Preformatted_20_Text">
      <style:text-properties fo:color="#000000" style:font-name="DejaVu Sans Mono" fo:font-size="10pt" fo:font-weight="normal" officeooo:rsid="00249474" officeooo:paragraph-rsid="003c0a60" style:font-name-asian="Courier New" style:font-size-asian="10pt" style:font-weight-asian="normal" style:font-name-complex="Liberation Mono" style:font-size-complex="10pt" style:font-weight-complex="normal"/>
    </style:style>
    <style:style style:name="P14" style:family="paragraph" style:parent-style-name="Preformatted_20_Text">
      <style:text-properties fo:color="#000000" style:font-name="DejaVu Sans Mono" fo:font-size="10pt" fo:font-weight="normal" officeooo:rsid="002abc0d" officeooo:paragraph-rsid="00474f1c" style:font-name-asian="Courier New" style:font-size-asian="10pt" style:font-weight-asian="normal" style:font-name-complex="Liberation Mono" style:font-size-complex="10pt" style:font-weight-complex="normal"/>
    </style:style>
    <style:style style:name="P15" style:family="paragraph" style:parent-style-name="Preformatted_20_Text">
      <style:text-properties fo:color="#000000" style:font-name="DejaVu Sans Mono" fo:font-size="10pt" fo:font-weight="normal" officeooo:rsid="005d9681" officeooo:paragraph-rsid="006d71d8" style:font-name-asian="Courier New" style:font-size-asian="10pt" style:font-weight-asian="normal" style:font-name-complex="Liberation Mono" style:font-size-complex="10pt" style:font-weight-complex="normal"/>
    </style:style>
    <style:style style:name="P16" style:family="paragraph" style:parent-style-name="Preformatted_20_Text">
      <style:text-properties fo:color="#000000" style:font-name="DejaVu Sans Mono" fo:font-size="10pt" fo:font-weight="normal" officeooo:rsid="00703c71" officeooo:paragraph-rsid="00703c71" style:font-name-asian="Courier New" style:font-size-asian="10pt" style:font-weight-asian="normal" style:font-name-complex="Liberation Mono" style:font-size-complex="10pt" style:font-weight-complex="normal"/>
    </style:style>
    <style:style style:name="P17" style:family="paragraph" style:parent-style-name="Preformatted_20_Text">
      <style:text-properties fo:color="#000000" style:font-name="DejaVu Sans Mono" fo:font-size="10pt" fo:font-weight="normal" officeooo:rsid="00720c31" officeooo:paragraph-rsid="00720c31" style:font-name-asian="Courier New" style:font-size-asian="10pt" style:font-weight-asian="normal" style:font-name-complex="Liberation Mono" style:font-size-complex="10pt" style:font-weight-complex="normal"/>
    </style:style>
    <style:style style:name="P18" style:family="paragraph" style:parent-style-name="Preformatted_20_Text">
      <style:text-properties fo:color="#000000" style:font-name="DejaVu Sans Mono" fo:font-size="10pt" fo:font-weight="normal" officeooo:rsid="007944e5" officeooo:paragraph-rsid="007944e5" style:font-name-asian="Courier New" style:font-size-asian="10pt" style:font-weight-asian="normal" style:font-name-complex="Liberation Mono" style:font-size-complex="10pt" style:font-weight-complex="normal"/>
    </style:style>
    <style:style style:name="P19" style:family="paragraph" style:parent-style-name="Preformatted_20_Text">
      <style:text-properties fo:color="#000000" style:font-name="DejaVu Sans Mono" fo:font-size="10pt" fo:font-weight="normal" officeooo:rsid="007a77ab" officeooo:paragraph-rsid="007a77ab" style:font-name-asian="Courier New" style:font-size-asian="10pt" style:font-weight-asian="normal" style:font-name-complex="Liberation Mono" style:font-size-complex="10pt" style:font-weight-complex="normal"/>
    </style:style>
    <style:style style:name="P20" style:family="paragraph" style:parent-style-name="Preformatted_20_Text">
      <style:text-properties fo:color="#000000" style:font-name="DejaVu Sans Mono" fo:font-size="10pt" fo:font-weight="normal" officeooo:rsid="007eddce" officeooo:paragraph-rsid="007eddce" style:font-name-asian="Courier New" style:font-size-asian="10pt" style:font-weight-asian="normal" style:font-name-complex="Liberation Mono" style:font-size-complex="10pt" style:font-weight-complex="normal"/>
    </style:style>
    <style:style style:name="P21" style:family="paragraph" style:parent-style-name="Preformatted_20_Text">
      <style:text-properties fo:color="#000000" style:font-name="DejaVu Sans Mono" fo:font-weight="normal" officeooo:rsid="0023338c" officeooo:paragraph-rsid="0023338c" style:font-weight-asian="normal" style:font-weight-complex="normal"/>
    </style:style>
    <style:style style:name="P22" style:family="paragraph" style:parent-style-name="Preformatted_20_Text">
      <style:text-properties fo:color="#000000" style:font-name="DejaVu Sans Mono" fo:font-size="22pt" fo:font-weight="normal" officeooo:rsid="00583ad7" officeooo:paragraph-rsid="00583ad7" style:font-name-asian="Courier New" style:font-size-asian="22pt" style:font-weight-asian="normal" style:font-name-complex="Liberation Mono" style:font-size-complex="22pt" style:font-weight-complex="normal"/>
    </style:style>
    <style:style style:name="P23" style:family="paragraph" style:parent-style-name="Preformatted_20_Text">
      <style:text-properties fo:color="#000000" style:font-name="DejaVu Sans Mono" fo:font-size="15pt" fo:font-weight="normal" officeooo:rsid="006f6f29" officeooo:paragraph-rsid="006f6f29" style:font-name-asian="Courier New" style:font-size-asian="15pt" style:font-weight-asian="normal" style:font-name-complex="Liberation Mono" style:font-size-complex="15pt" style:font-weight-complex="normal"/>
    </style:style>
    <style:style style:name="P24" style:family="paragraph" style:parent-style-name="Preformatted_20_Text">
      <style:text-properties fo:color="#000000" style:font-name="DejaVu Sans Mono" fo:font-size="15pt" fo:font-weight="normal" officeooo:rsid="005c2cea" officeooo:paragraph-rsid="005c2cea" style:font-name-asian="Courier New" style:font-size-asian="15pt" style:font-weight-asian="normal" style:font-name-complex="Liberation Mono" style:font-size-complex="15pt" style:font-weight-complex="normal"/>
    </style:style>
    <style:style style:name="P25" style:family="paragraph" style:parent-style-name="Preformatted_20_Text">
      <style:text-properties fo:color="#000000" style:font-name="DejaVu Sans Mono" fo:font-size="15pt" fo:font-weight="normal" officeooo:rsid="00720c31" officeooo:paragraph-rsid="00720c31" style:font-name-asian="Courier New" style:font-size-asian="15pt" style:font-weight-asian="normal" style:font-name-complex="Liberation Mono" style:font-size-complex="15pt" style:font-weight-complex="normal"/>
    </style:style>
    <style:style style:name="P26" style:family="paragraph" style:parent-style-name="Preformatted_20_Text">
      <style:text-properties fo:color="#000000" style:font-name="DejaVu Sans Mono" fo:font-size="15pt" fo:font-weight="normal" officeooo:rsid="0078d11a" officeooo:paragraph-rsid="0078d11a" style:font-name-asian="Courier New" style:font-size-asian="15pt" style:font-weight-asian="normal" style:font-name-complex="Liberation Mono" style:font-size-complex="15pt" style:font-weight-complex="normal"/>
    </style:style>
    <style:style style:name="P27" style:family="paragraph" style:parent-style-name="Preformatted_20_Text">
      <style:text-properties fo:color="#000000" style:font-name="DejaVu Sans Mono" fo:font-size="15pt" fo:font-weight="normal" officeooo:rsid="007a77ab" officeooo:paragraph-rsid="007a77ab" style:font-name-asian="Courier New" style:font-size-asian="15pt" style:font-weight-asian="normal" style:font-name-complex="Liberation Mono" style:font-size-complex="15pt" style:font-weight-complex="normal"/>
    </style:style>
    <style:style style:name="P28" style:family="paragraph" style:parent-style-name="Preformatted_20_Text">
      <style:text-properties fo:color="#000000" style:font-name="DejaVu Sans Mono" fo:font-size="15pt" fo:font-weight="normal" officeooo:rsid="007bfd49" officeooo:paragraph-rsid="007bfd49" style:font-name-asian="Courier New" style:font-size-asian="15pt" style:font-weight-asian="normal" style:font-name-complex="Liberation Mono" style:font-size-complex="15pt" style:font-weight-complex="normal"/>
    </style:style>
    <style:style style:name="P29" style:family="paragraph" style:parent-style-name="Preformatted_20_Text">
      <style:text-properties fo:color="#6666ff" style:font-name="DejaVu Sans Mono" fo:font-size="10pt" fo:font-weight="normal" officeooo:rsid="0023338c" officeooo:paragraph-rsid="0023338c" style:font-name-asian="Courier New" style:font-size-asian="10pt" style:font-weight-asian="normal" style:font-name-complex="Liberation Mono" style:font-size-complex="10pt" style:font-weight-complex="normal"/>
    </style:style>
    <style:style style:name="P30" style:family="paragraph" style:parent-style-name="Preformatted_20_Text">
      <style:text-properties fo:color="#000000" style:font-name="DejaVu Sans Mono" fo:font-size="10pt" fo:font-weight="normal" officeooo:rsid="0087c319" officeooo:paragraph-rsid="0086dd49" style:font-name-asian="Courier New" style:font-size-asian="10pt" style:font-weight-asian="normal" style:font-name-complex="Liberation Mono" style:font-size-complex="10pt" style:font-weight-complex="normal"/>
    </style:style>
    <style:style style:name="P31" style:family="paragraph" style:parent-style-name="Preformatted_20_Text">
      <style:text-properties fo:color="#000000" style:font-name="DejaVu Sans Mono" fo:font-size="10pt" fo:font-weight="normal" officeooo:rsid="00703c71" officeooo:paragraph-rsid="00703c71" style:font-name-asian="Courier New" style:font-size-asian="10pt" style:font-weight-asian="normal" style:font-name-complex="Liberation Mono" style:font-size-complex="10pt" style:font-weight-complex="normal"/>
    </style:style>
    <style:style style:name="P32" style:family="paragraph" style:parent-style-name="Preformatted_20_Text">
      <style:text-properties fo:color="#000000" style:font-name="DejaVu Sans Mono" fo:font-size="10pt" fo:font-weight="normal" officeooo:rsid="007eddce" officeooo:paragraph-rsid="007eddce" style:font-name-asian="Courier New" style:font-size-asian="10pt" style:font-weight-asian="normal" style:font-name-complex="Liberation Mono" style:font-size-complex="10pt" style:font-weight-complex="normal"/>
    </style:style>
    <style:style style:name="T1" style:family="text">
      <style:text-properties officeooo:rsid="0023338c"/>
    </style:style>
    <style:style style:name="T2" style:family="text">
      <style:text-properties officeooo:rsid="0028dc83"/>
    </style:style>
    <style:style style:name="T3" style:family="text">
      <style:text-properties officeooo:rsid="002f25c0"/>
    </style:style>
    <style:style style:name="T4" style:family="text">
      <style:text-properties officeooo:rsid="003279c1"/>
    </style:style>
    <style:style style:name="T5" style:family="text">
      <style:text-properties officeooo:rsid="00362bd7"/>
    </style:style>
    <style:style style:name="T6" style:family="text">
      <style:text-properties officeooo:rsid="0038e705"/>
    </style:style>
    <style:style style:name="T7" style:family="text">
      <style:text-properties fo:color="#6666ff"/>
    </style:style>
    <style:style style:name="T8" style:family="text">
      <style:text-properties fo:color="#6666ff" officeooo:rsid="002d9d24"/>
    </style:style>
    <style:style style:name="T9" style:family="text">
      <style:text-properties fo:color="#6666ff" officeooo:rsid="002f25c0"/>
    </style:style>
    <style:style style:name="T10" style:family="text">
      <style:text-properties fo:color="#6666ff" officeooo:rsid="00349acd"/>
    </style:style>
    <style:style style:name="T11" style:family="text">
      <style:text-properties fo:color="#6666ff" officeooo:rsid="003bc40c"/>
    </style:style>
    <style:style style:name="T12" style:family="text">
      <style:text-properties fo:color="#6666ff" officeooo:rsid="0023338c"/>
    </style:style>
    <style:style style:name="T13" style:family="text">
      <style:text-properties fo:color="#6666ff" officeooo:rsid="0028dc83"/>
    </style:style>
    <style:style style:name="T14" style:family="text">
      <style:text-properties fo:color="#6666ff" officeooo:rsid="0042da17"/>
    </style:style>
    <style:style style:name="T15" style:family="text">
      <style:text-properties fo:color="#6666ff" officeooo:rsid="005f711e"/>
    </style:style>
    <style:style style:name="T16" style:family="text">
      <style:text-properties officeooo:rsid="00392de5"/>
    </style:style>
    <style:style style:name="T17" style:family="text">
      <style:text-properties officeooo:rsid="003bc40c"/>
    </style:style>
    <style:style style:name="T18" style:family="text">
      <style:text-properties officeooo:rsid="003d82b7"/>
    </style:style>
    <style:style style:name="T19" style:family="text">
      <style:text-properties officeooo:rsid="0042da17"/>
    </style:style>
    <style:style style:name="T20" style:family="text">
      <style:text-properties fo:color="#000000"/>
    </style:style>
    <style:style style:name="T21" style:family="text">
      <style:text-properties fo:color="#000000" officeooo:rsid="00509b38"/>
    </style:style>
    <style:style style:name="T22" style:family="text">
      <style:text-properties officeooo:rsid="0051d45a"/>
    </style:style>
    <style:style style:name="T23" style:family="text">
      <style:text-properties officeooo:rsid="0059a304"/>
    </style:style>
    <style:style style:name="T24" style:family="text">
      <style:text-properties officeooo:rsid="005f711e"/>
    </style:style>
    <style:style style:name="T25" style:family="text">
      <style:text-properties officeooo:rsid="0073931c"/>
    </style:style>
    <style:style style:name="T26" style:family="text">
      <style:text-properties officeooo:rsid="007a4630"/>
    </style:style>
    <style:style style:name="T27" style:family="text">
      <style:text-properties officeooo:rsid="007cf618"/>
    </style:style>
    <style:style style:name="T28" style:family="text">
      <style:text-properties officeooo:rsid="007f6a4a"/>
    </style:style>
    <style:style style:name="T29" style:family="text">
      <style:text-properties officeooo:rsid="008d7879"/>
    </style:style>
    <style:style style:name="T30" style:family="text">
      <style:text-properties officeooo:rsid="008e78c5"/>
    </style:style>
    <style:style style:name="T31" style:family="text">
      <style:text-properties officeooo:rsid="009112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Android — Xiang</text:p>
      <text:p text:style-name="P2"/>
      <text:p text:style-name="P3">Dans ce rapport, tout d’abord, on traite de la base de données. <text:span text:style-name="T4">En suite, on verra des activités (ou fragments) principaux. Enfin, on parle des fonctions que j’ai utilisées.</text:span></text:p>
      <text:p text:style-name="P3"/>
      <text:p text:style-name="P5">I. Base de données</text:p>
      <text:p text:style-name="P4">Concernant le sujet «Outil de création/suppression», on a besoin d’un<text:span text:style-name="T22">e</text:span> table qui sert à conserver tous les noms des jeux. On l’appelle allgames_table</text:p>
      <text:p text:style-name="P1"><text:span text:style-name="T10">allgames_table</text:span><text:span text:style-name="T7">:</text:span><text:tab/>//<text:span text:style-name="T5">nom de la table</text:span></text:p>
      <text:p text:style-name="P21"><text:span text:style-name="T7">_id integer primary key<text:tab/></text:span><text:tab/>//<text:span text:style-name="T5">id identifiant</text:span></text:p>
      <text:p text:style-name="P29">source int default 0<text:tab/><text:span text:style-name="T20">// </text:span><text:span text:style-name="T21">0 représente le jeu vient du local,1 source Internet</text:span></text:p>
      <text:p text:style-name="P6"><text:span text:style-name="T7">name varchar(50) not null</text:span><text:tab/>//<text:span text:style-name="T5">nom du jeu</text:span></text:p>
      <text:p text:style-name="P9"><text:span text:style-name="T7">lastuse varchar(</text:span><text:span text:style-name="T8">10</text:span><text:span text:style-name="T7">) </text:span><text:span text:style-name="T9">default ‘1992-11-05’</text:span><text:span text:style-name="T3"> <text:s/>// le jour de la dernière fois que le joueur a lancé ce jeu.</text:span></text:p>
      <text:p text:style-name="P10"><text:span text:style-name="T7">fistuse varchar(10)</text:span><text:tab/>// <text:span text:style-name="T6">le jour de la première fois</text:span></text:p>
      <text:p text:style-name="P11">dans ce table,l’attribut ‘lastuse’ sera utilisée dans le sujet «Notifications». Si l’espace entre le jour d’aujourd’hui et le jour du ‘lastuse’ peut être considéré comm<text:span text:style-name="T16">e ‘longtemps’, on affiche un message au joueur pour lui dire combien de jours il n’est pas joueur ce jeu.</text:span></text:p>
      <text:p text:style-name="P12"/>
      <text:p text:style-name="P13"><text:span text:style-name="T7">pour un </text:span><text:span text:style-name="T11">jeu:</text:span><text:span text:style-name="T17"><text:tab/>//le nom de la table est celui(name) dans </text:span><text:span text:style-name="T10">allgames_table</text:span></text:p>
      <text:p text:style-name="P13"><text:span text:style-name="T7">_id integer primary key<text:tab/></text:span><text:tab/><text:span text:style-name="T1">//id identifiant</text:span></text:p>
      <text:p text:style-name="P7"><text:span text:style-name="T7">question </text:span><text:span text:style-name="T12">varchar(</text:span><text:span text:style-name="T7">200</text:span><text:span text:style-name="T12">) not null</text:span><text:span text:style-name="T1"><text:tab/>//la question sur la face d’une carte</text:span></text:p>
      <text:p text:style-name="P7"><text:span text:style-name="T7">answer </text:span><text:span text:style-name="T12">varchar(50) not null<text:tab/></text:span><text:span text:style-name="T1"><text:tab/>//la réponse au verso.</text:span></text:p>
      <text:p text:style-name="P8"><text:span text:style-name="T7">level int default </text:span><text:span text:style-name="T13">0</text:span> <text:s text:c="2"/>// 1 simple <text:s/>2 difficile <text:s/><text:span text:style-name="T2">3</text:span> trivaile <text:s/>// <text:span text:style-name="T18">le joueur peut changer le level et puis on fait un tri de sorte que certaines cartes ne sont pas affichées dans le jeu. <text:s/>La valeur par défaut 0, ça veut dire qu’il y n’a pas de niveau maintenant.</text:span></text:p>
      <text:p text:style-name="P14"><text:span text:style-name="T7">box int default </text:span><text:span text:style-name="T14">1</text:span><text:span text:style-name="T7"><text:tab/></text:span><text:tab/>// <text:span text:style-name="T19">on fait un tri pour que toutes les cartes qui ont la même valeur sont dans la même boîte. Par exemple, tous les cartes ont la valeur 5 dans l’attribut ‘box’ sont dans la même boîte. La valeur par défaut 1, ça signifie cette carte(la carte nouvelle) dois être affichée tous les jours. Et puis, si on la voir une fois, on mettre la valeur de ‘box’ 2, il va être présenté tous le deux jours.</text:span></text:p>
      <text:p text:style-name="P14"/>
      <text:p text:style-name="P22">II.<text:span text:style-name="T23">Activités(fragments)</text:span></text:p>
      <text:p text:style-name="P24">1. MainActivity</text:p>
      <text:p text:style-name="P15"><text:span text:style-name="T24">C’est l’activité principale qui contient quatre fragments(</text:span><text:span text:style-name="T15">PlayFragment ChangeFragment SetupFragment AutreFragment</text:span><text:span text:style-name="T24">). Il apparaît q</text:span>uand le joueur lance cette applicati<text:span text:style-name="T24">on. Par défaut, on met le PlayFragment à l’avance. Ensuite, lorsque le joueur clique les boutons, on remplace le PlayFragment par des fragments correspondants.</text:span></text:p>
      <text:p text:style-name="P23">2. PlayFragment</text:p>
      <text:p text:style-name="P16">Dans ce fragment, on voir une liste des jeux qu’on peut joueur. Pour commencer un jeu, il suffit de choisir un jeu et cliquer le bouton ‘Commencer’.</text:p>
      <text:p text:style-name="P16">***<text:span text:style-name="T29">avant de lancer un jeu,on détecte si c’est la première fois qu’on l’a lancé.Dans ce cas, on replit l’attribut ‘firstuse’ par aujourd’hui.</text:span></text:p>
      <text:p text:style-name="P16">***<text:span text:style-name="T30">il faut aussi changer l’attribut ‘lastuse’.</text:span></text:p>
      <text:p text:style-name="P16">***<text:span text:style-name="T31">on passe le nom du jeu et l’attribut ‘firstuse’ de sorte qu’on sache quelles cartes doivent être affichées.</text:span></text:p>
      <text:p text:style-name="P25">3. ChangeFragment </text:p>
      <text:p text:style-name="P17">Dans ce fragment, on peut 1)ajouter un jeu ou télécharger(installer) un jeu par Internet. <text:span text:style-name="T25">2)ajouter un carte pour les jeu existant 3）supprimer un jeu et tous les cartes aussi.</text:span></text:p>
      <text:p text:style-name="P26">4. SetuoFragment <text:span text:style-name="T26">(SharedFragment)</text:span></text:p>
      <text:p text:style-name="P18">Dans ce fragment, <text:span text:style-name="T26">le joueur peut changer tous les paramètres de FlashCard</text:span></text:p>
      <text:p text:style-name="P27"><text:soft-page-break/>5. AutreFragment</text:p>
      <text:p text:style-name="P19">Il y n’a pas de fonctions, juste une page consiste à introduire FlashCard </text:p>
      <text:p text:style-name="P28">6. <text:span text:style-name="T27">PlayCardActivity</text:span></text:p>
      <text:p text:style-name="P20">Quand le joueur clique le bouton ‘Commence’, <text:span text:style-name="T28">on lance cette activité. Elle comprend un fragment (CarteFragment) pour afficher la face d’une carte et deux boutons: un sert à inverser la carte au verso, l’autre pour passer la carte suivante. Peut-être, c’est mieux de faire un autre Fragment pour afficher le verso d’une carte ***Idée pour réfléchir</text:span></text:p>
      <text:p text:style-name="P20">***</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6:58:17.196872429</meta:creation-date>
    <meta:generator>LibreOffice/5.1.4.2$Linux_X86_64 LibreOffice_project/10m0$Build-2</meta:generator>
    <dc:date>2016-11-29T17:22:22.764222909</dc:date>
    <meta:editing-duration>PT4H3M34S</meta:editing-duration>
    <meta:editing-cycles>104</meta:editing-cycles>
    <meta:document-statistic meta:table-count="0" meta:image-count="0" meta:object-count="0" meta:page-count="2" meta:paragraph-count="34" meta:word-count="572" meta:character-count="3452" meta:non-whitespace-character-count="2902"/>
  </office:meta>
</office:document-meta>
</file>